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 fo:line-height="100%"/>
    </style:style>
  </office:automatic-styles>
  <office:body>
    <office:text text:use-soft-page-breaks="true">
      <text:p text:style-name="P1">2<text:s/>-&gt; (1.2)</text:p>
      <text:p text:style-name="P2"><text:span text:style-name="T3">Explain the difference between the watermarking and data hiding. Explain when each technology can be used. Explain the block diagrams and the difference between the decoding and detection problems.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5-14T15:00:00Z</dc:date>
    <meta:template xlink:href="Normal" xlink:type="simple"/>
    <meta:editing-cycles>10</meta:editing-cycles>
    <meta:editing-duration>PT21300S</meta:editing-duration>
    <meta:document-statistic meta:page-count="1" meta:paragraph-count="1" meta:word-count="31" meta:character-count="209" meta:row-count="1" meta:non-whitespace-character-count="179"/>
  </office:meta>
</office:document-meta>
</file>